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Nossa Missão</text:h>
      <text:p text:style-name="Text_20_body"><text:span text:style-name="Strong_20_Emphasis">Um futuro mais seguro, um planeta mais verde.</text:span></text:p>
      <text:p text:style-name="Text_20_body">Nosso planeta está passando por transformações profundas, e as mudanças climáticas são uma realidade cada vez mais evidente. Eventos extremos como as enchentes se tornaram mais frequentes e intensos, causando prejuízos incalculáveis e colocando em risco a vida de milhões de pessoas.</text:p>
      <text:p text:style-name="Text_20_body"><text:span text:style-name="Strong_20_Emphasis">Nossa missão é clara:</text:span> conscientizar a população sobre os impactos das mudanças climáticas e a importância de prevenir e mitigar os riscos das enchentes. Acreditamos que, ao informar e mobilizar a sociedade, podemos construir um futuro mais seguro e resiliente para todos.</text:p>
      <text:p text:style-name="Text_20_body"><text:span text:style-name="Strong_20_Emphasis">Como vamos fazer isso?</text:span></text:p>
      <text:list xml:id="list776022211" text:style-name="L1">
        <text:list-item>
          <text:p text:style-name="P2"><text:span text:style-name="Strong_20_Emphasis">Divulgando informações:</text:span> Através de diversos canais, como redes sociais, materiais educativos e eventos, vamos compartilhar dados científicos e informações relevantes sobre as causas das mudanças climáticas e os riscos das enchentes. </text:p>
        </text:list-item>
        <text:list-item>
          <text:p text:style-name="P2"><text:span text:style-name="Strong_20_Emphasis">Promovendo a educação ambiental:</text:span> Acreditamos que a educação é a chave para transformar comportamentos e construir uma sociedade mais sustentável. Por isso, vamos desenvolver programas educativos para escolas e comunidades, incentivando a participação de todos. </text:p>
        </text:list-item>
        <text:list-item>
          <text:p text:style-name="P2"><text:span text:style-name="Strong_20_Emphasis">Fortalecendo a rede de colaboração:</text:span> Vamos trabalhar em parceria com governos, empresas, organizações da sociedade civil e outros atores relevantes para promover ações conjuntas e eficazes na prevenção e gestão de riscos. </text:p>
        </text:list-item>
        <text:list-item>
          <text:p text:style-name="P1"><text:span text:style-name="Strong_20_Emphasis">Incentivando a participação cidadã:</text:span> Queremos que as pessoas se sintam protagonistas dessa transformação. Por isso, vamos criar oportunidades para que a população participe ativamente de iniciativas de prevenção e adaptação às mudanças climáticas. </text:p>
        </text:list-item>
      </text:list>
      <text:p text:style-name="Text_20_body"><text:span text:style-name="Strong_20_Emphasis">Juntos, podemos fazer a diferença!</text:span></text:p>
      <text:p text:style-name="Text_20_body">A luta contra as mudanças climáticas e as enchentes exige a união de todos. Ao se juntar a nós, você estará contribuindo para um futuro mais sustentável e seguro para as próximas geraçõ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2:00:56.824266123</meta:creation-date>
    <dc:date>2024-10-24T12:01:44.996742912</dc:date>
    <meta:editing-duration>PT52S</meta:editing-duration>
    <meta:editing-cycles>1</meta:editing-cycles>
    <meta:document-statistic meta:table-count="0" meta:image-count="0" meta:object-count="0" meta:page-count="1" meta:paragraph-count="11" meta:word-count="271" meta:character-count="1821" meta:non-whitespace-character-count="1561"/>
    <meta:generator>LibreOffice/7.3.7.2$Linux_X86_64 LibreOffice_project/30$Build-2</meta:generator>
  </office:meta>
</office:document-meta>
</file>